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8bd0b" officeooo:paragraph-rsid="0018bd0b"/>
    </style:style>
    <style:style style:name="P2" style:family="paragraph" style:parent-style-name="Standard" style:list-style-name="L1">
      <style:text-properties officeooo:rsid="0018bd0b" officeooo:paragraph-rsid="0018bd0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sos para ejecución del programa:</text:p>
      <text:list xml:id="list859494885" text:style-name="L1">
        <text:list-item>
          <text:p text:style-name="P2">Correr clase ServerH2 para conectar con el servidor de base de datos</text:p>
        </text:list-item>
        <text:list-item>
          <text:p text:style-name="P2">Correr clase Application para ejecutar springboot websocke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15:55:42.458178920</meta:creation-date>
    <dc:date>2022-10-26T15:57:28.668929138</dc:date>
    <meta:editing-duration>PT1M48S</meta:editing-duration>
    <meta:editing-cycles>1</meta:editing-cycles>
    <meta:document-statistic meta:table-count="0" meta:image-count="0" meta:object-count="0" meta:page-count="1" meta:paragraph-count="3" meta:word-count="26" meta:character-count="163" meta:non-whitespace-character-count="142"/>
    <meta:generator>LibreOffice/7.3.6.2$Linux_X86_64 LibreOffice_project/30$Build-2</meta:generator>
  </office:meta>
</office:document-meta>
</file>